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ustomizedEncoderBean.MyCustomizedEncoderBean( MyCustomEncoderEnum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dJackson2Json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izedJackson2JsonEncoderTest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ustomizedEncoderBea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dJackson2JsonEncoderTests.CustomizedJackson2Json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dJackson2JsonEncoderTests.encodeNo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izedJackson2Json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2JsonEncoderWithCustomization.customizeWriter( ObjectWriter writer , MimeType mimeType , ResolvableType element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ustomizedEncoderBean.setProperty( MyCustomEncoderEnum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